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574817" officeooo:paragraph-rsid="00574817" style:font-weight-asian="bold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7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8" style:family="paragraph" style:parent-style-name="Text_20_body">
      <style:text-properties officeooo:rsid="0050cfd2" officeooo:paragraph-rsid="0050cfd2"/>
    </style:style>
    <style:style style:name="P9" style:family="paragraph" style:parent-style-name="Text_20_body">
      <style:text-properties officeooo:rsid="005b39ec" officeooo:paragraph-rsid="005b39ec"/>
    </style:style>
    <style:style style:name="P10" style:family="paragraph" style:parent-style-name="Text_20_body">
      <style:text-properties officeooo:rsid="005b39ec" officeooo:paragraph-rsid="005b39ec" fo:background-color="#81d41a"/>
    </style:style>
    <style:style style:name="P11" style:family="paragraph" style:parent-style-name="Text_20_body">
      <style:text-properties fo:color="#00a933" loext:opacity="100%" officeooo:rsid="005b39ec" officeooo:paragraph-rsid="005b39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574817"/>
    </style:style>
    <style:style style:name="T4" style:family="text">
      <style:text-properties officeooo:rsid="0058948c"/>
    </style:style>
    <style:style style:name="T5" style:family="text">
      <style:text-properties fo:color="#00a933" loext:opacity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/text:p>
      <table:table table:name="Tabla1" table:style-name="Tabla1">
        <table:table-column table:style-name="Tabla1.A"/>
        <table:table-column table:style-name="Tabla1.B"/>
        <table:table-row table:style-name="TableLine1317749226272"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Nome</text:span><text:span text:style-name="T1">: </text:span></text:p>
          </table:table-cell>
        </table:table-row>
      </table:table>
      <text:p text:style-name="Standard"/>
      <text:p text:style-name="P3">Velocidade do bus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317749237968">
          <table:table-cell table:style-name="Tabla4.A1" office:value-type="string">
            <text:p text:style-name="P6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8">1. <text:span text:style-name="T3">Un usuario dun foro de arquitectura de computadores publicou unha mensaxe no que indica que instalou dous módulos de memoria DDR2-800 en configuración dual channel e que a velocidade máxima </text:span><text:span text:style-name="T4">que alcanza a mesma</text:span><text:span text:style-name="T3">, en MB/s, </text:span><text:span text:style-name="T4">é</text:span><text:span text:style-name="T3"> de 25600 MB/s. Que opinas en relación á súa mensaxe?</text:span></text:p>
            <text:p text:style-name="P8"/>
            <text:p text:style-name="P9">DDR2-800</text:p>
            <text:p text:style-name="P9">Frecuencia= 800/2= 400 MHz</text:p>
            <text:p text:style-name="P9">Velocidade de transferencia dun módulo DDR”-800= 400*8*2= 6400 MB/s</text:p>
            <text:p text:style-name="P11">Velocidade de memoria en configuración Dual Channel= 2*6400 MB/s= <text:s/>12800 MB/s</text:p>
            <text:p text:style-name="P10">El mensaxe del foro es FALS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2T21:27:06.823000000</dc:date>
    <meta:editing-duration>PT8H35M4S</meta:editing-duration>
    <meta:editing-cycles>141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2" meta:word-count="84" meta:character-count="511" meta:non-whitespace-character-count="431"/>
  </office:meta>
</office:document-meta>
</file>